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so" svg:font-family="Tins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os"/>
    </style:style>
    <style:style style:name="P2" style:family="paragraph" style:parent-style-name="Standard">
      <style:text-properties style:font-name="Tinos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Vaso Novo</text:p>
      <text:p text:style-name="P1"></text:p>
      <text:p text:style-name="P1">Intro: D G A G A</text:p>
      <text:p text:style-name="P1"></text:p>
      <text:p text:style-name="P1">D <text:s text:c="9"/>G</text:p>
      <text:p text:style-name="P1"><text:s/>A tua presença é</text:p>
      <text:p text:style-name="P1">A <text:s text:c="9"/>G <text:s text:c="11"/>D <text:s text:c="2"/>G A G</text:p>
      <text:p text:style-name="P1"><text:s/>Mais preciosa do que o ouro</text:p>
      <text:p text:style-name="P1">D <text:s text:c="9"/>G<text:tab/>A</text:p>
      <text:p text:style-name="P1"><text:s/>A tua presença é</text:p>
      <text:p text:style-name="P1"><text:s text:c="12"/>G <text:s text:c="10"/>D <text:s text:c="2"/>G A G</text:p>
      <text:p text:style-name="P1"><text:s/>Socorro presente na angústia</text:p>
      <text:p text:style-name="P1"></text:p>
      <text:p text:style-name="P1">D <text:s text:c="7"/>G<text:tab/> <text:s text:c="4"/>A</text:p>
      <text:p text:style-name="P1"><text:s/>Conheces o meu andar</text:p>
      <text:p text:style-name="P1"><text:s text:c="14"/>G <text:s text:c="12"/>D <text:s text:c="2"/>G A G</text:p>
      <text:p text:style-name="P1"><text:s/>Sabes quando deito ou me levanto</text:p>
      <text:p text:style-name="P1">D <text:s text:c="7"/>G</text:p>
      <text:p text:style-name="P1"><text:s/>Conheces meu coração</text:p>
      <text:p text:style-name="P1">A G <text:s text:c="20"/>D <text:s/>G A</text:p>
      <text:p text:style-name="P1"><text:s text:c="3"/>Sabes dos meus intentos</text:p>
      <text:p text:style-name="P1"><text:s/>D <text:s text:c="3"/><text:tab/> <text:s text:c="4"/>G <text:s text:c="5"/><text:tab/> <text:s/>A</text:p>
      <text:p text:style-name="P1"><text:s/>Toma minha vida em tuas mãos</text:p>
      <text:p text:style-name="P1"><text:s text:c="6"/>G <text:s text:c="5"/></text:p>
      <text:p text:style-name="P1"><text:s/>E me faz de novo</text:p>
      <text:p text:style-name="P1"><text:s/>D <text:s text:c="3"/><text:tab/> <text:s text:c="3"/>G <text:s text:c="7"/>A</text:p>
      <text:p text:style-name="P1"><text:s/>Vaso novo eu quero ser</text:p>
      <text:p text:style-name="P1"><text:s text:c="5"/><text:tab/> <text:s/>G</text:p>
      <text:p text:style-name="P1"><text:s/>O mais precioso</text:p>
      <text:p text:style-name="P1"></text:p>
      <text:p text:style-name="P1"><text:s/>D <text:s text:c="10"/>G <text:s text:c="10"/>A</text:p>
      <text:p text:style-name="P1"><text:s/>Toma minha vida em tuas mãos</text:p>
      <text:p text:style-name="P1"><text:s text:c="13"/>G <text:s text:c="12"/>Em</text:p>
      <text:p text:style-name="P1"><text:s/>Pra que eu possa sempre te adorar</text:p>
      <text:p text:style-name="P1"><text:s text:c="7"/>A</text:p>
      <text:p text:style-name="P1"><text:s/>E te entregar</text:p>
      <text:p text:style-name="P1"><text:s text:c="10"/>Intro: D G A G A</text:p>
      <text:p text:style-name="P1"><text:s/>A minha vida</text:p>
      <text:p text:style-name="P1"></text:p>
      <text:p text:style-name="P1"><text:s/>Final: D</text:p>
      <text:p text:style-name="P1"></text:p>
      <text:p text:style-name="P1">----------------- Acordes -----------------</text:p>
      <text:p text:style-name="P1">D/F# = 2 X 0 2 3 2</text:p>
      <text:p text:style-name="P1">D = X X 0 2 3 2</text:p>
      <text:p text:style-name="P1">Bm = X 2 4 4 3 2</text:p>
      <text:p text:style-name="P1">A = X 0 2 2 2 0</text:p>
      <text:p text:style-name="P1">G = 3 2 0 0 0 3</text:p>
      <text:p text:style-name="P1">Em = 0 2 2 0 0 0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so" svg:font-family="Tins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14T19:34:32</meta:creation-date>
    <meta:document-statistic meta:table-count="0" meta:image-count="0" meta:object-count="0" meta:page-count="1" meta:paragraph-count="48" meta:word-count="185" meta:character-count="928"/>
    <dc:date>2016-05-14T19:47:34</dc:date>
    <meta:editing-duration>PT13M3S</meta:editing-duration>
    <meta:editing-cycles>1</meta:editing-cycles>
    <meta:generator>OpenOffice/4.1.2$Linux OpenOffice.org_project/412m3$Build-9782</meta:generator>
  </office:meta>
</office:document-meta>
</file>